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quote-cjk-patch" svg:font-family="quote-cjk-patch, Inter, system-ui, apple-system, BlinkMacSystemFont, 'Segoe UI', Roboto, Oxygen, Ubuntu, Cantarell, 'Open Sans'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language="en" fo:country="US" officeooo:rsid="001e8fe8" officeooo:paragraph-rsid="001e8fe8" style:font-size-asian="12.25pt" style:font-size-complex="14pt"/>
    </style:style>
    <style:style style:name="P2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style:font-name="Times New Roman" fo:font-size="14pt" fo:language="en" fo:country="US" officeooo:rsid="001e8fe8" style:font-size-asian="12.25pt" style:font-size-complex="14pt"/>
    </style:style>
    <style:style style:name="P3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color="#0f1115" loext:opacity="100%" style:font-name="Times New Roman" fo:font-size="14pt" fo:language="en" fo:country="US" officeooo:rsid="001e8fe8" style:font-size-asian="14pt" style:font-size-complex="14pt"/>
    </style:style>
    <style:style style:name="P4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color="#0f1115" loext:opacity="100%" style:font-name="Times New Roman" fo:font-size="14pt" fo:language="en" fo:country="US" officeooo:rsid="001e8fe8" officeooo:paragraph-rsid="002213b9" style:font-size-asian="14pt" style:font-size-complex="14pt"/>
    </style:style>
    <style:style style:name="P5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color="#0f1115" loext:opacity="100%" style:font-name="Times New Roman" fo:font-size="14pt" fo:language="en" fo:country="US" officeooo:rsid="001e8fe8" officeooo:paragraph-rsid="0023f099" style:font-size-asian="14pt" style:font-size-complex="14pt"/>
    </style:style>
    <style:style style:name="P6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officeooo:paragraph-rsid="002213b9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1e8fe8" officeooo:paragraph-rsid="001e8fe8" style:font-size-asian="12.25pt" style:font-size-complex="14pt"/>
    </style:style>
    <style:style style:name="P8" style:family="paragraph" style:parent-style-name="Heading_20_4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style:font-size-asian="14pt" style:font-weight-asian="normal" style:font-size-complex="14pt" style:font-weight-complex="normal"/>
    </style:style>
    <style:style style:name="P9" style:family="paragraph" style:parent-style-name="Heading_20_4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officeooo:paragraph-rsid="001e8fe8" style:font-size-asian="14pt" style:font-weight-asian="normal" style:font-size-complex="14pt" style:font-weight-complex="normal"/>
    </style:style>
    <style:style style:name="P10" style:family="paragraph" style:parent-style-name="Heading_20_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officeooo:paragraph-rsid="001e8fe8" style:font-size-asian="14pt" style:font-weight-asian="normal" style:font-size-complex="14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officeooo:paragraph-rsid="002213b9" style:font-size-asian="14pt" style:font-weight-asian="normal" style:font-size-complex="14pt" style:font-weight-complex="normal"/>
    </style:style>
    <style:style style:name="P14" style:family="paragraph" style:parent-style-name="Text_20_body" style:list-style-name="L6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officeooo:paragraph-rsid="0023f099" style:font-size-asian="14pt" style:font-weight-asian="normal" style:font-size-complex="14pt" style:font-weight-complex="normal"/>
    </style:style>
    <style:style style:name="P15" style:family="paragraph" style:parent-style-name="Text_20_body" style:list-style-name="L6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officeooo:paragraph-rsid="002213b9" style:font-size-asian="14pt" style:font-weight-asian="normal" style:font-size-complex="14pt" style:font-weight-complex="normal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officeooo:paragraph-rsid="001e8fe8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officeooo:paragraph-rsid="001e8fe8" style:font-size-asian="14pt" style:font-weight-asian="normal" style:font-size-complex="14pt" style:font-weight-complex="normal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officeooo:paragraph-rsid="002213b9" style:font-size-asian="14pt" style:font-weight-asian="normal" style:font-size-complex="14pt" style:font-weight-complex="normal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officeooo:paragraph-rsid="002213b9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rsid="001e8fe8" officeooo:paragraph-rsid="001e8fe8" style:font-size-asian="14pt" style:font-weight-asian="normal" style:font-size-complex="14pt" style:font-weight-complex="normal"/>
    </style:style>
    <style:style style:name="P21" style:family="paragraph" style:parent-style-name="Text_20_body" style:list-style-name="L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color="#0f1115" loext:opacity="100%" style:font-name="Times New Roman" fo:font-size="14pt" fo:language="en" fo:country="US" officeooo:rsid="001e8fe8" officeooo:paragraph-rsid="002213b9" style:font-size-asian="14pt" style:font-size-complex="14pt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color="#0f1115" loext:opacity="100%" style:font-name="Times New Roman" fo:font-size="14pt" fo:language="en" fo:country="US" officeooo:rsid="001e8fe8" officeooo:paragraph-rsid="002213b9" style:font-size-asian="14pt" style:font-size-complex="14pt"/>
    </style:style>
    <style:style style:name="P23" style:family="paragraph" style:parent-style-name="Text_20_body" style:list-style-name="L3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color="#0f1115" loext:opacity="100%" style:font-name="Times New Roman" fo:font-size="14pt" fo:language="en" fo:country="US" officeooo:rsid="001e8fe8" officeooo:paragraph-rsid="002213b9" style:font-size-asian="14pt" style:font-size-complex="14pt"/>
    </style:style>
    <style:style style:name="P24" style:family="paragraph" style:parent-style-name="Text_20_body" style:list-style-name="L5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color="#0f1115" loext:opacity="100%" style:font-name="Times New Roman" fo:font-size="14pt" fo:language="en" fo:country="US" officeooo:rsid="001e8fe8" officeooo:paragraph-rsid="002213b9" style:font-size-asian="14pt" style:font-size-complex="14pt"/>
    </style:style>
    <style:style style:name="P25" style:family="paragraph" style:parent-style-name="Text_20_body" style:list-style-name="L2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officeooo:paragraph-rsid="001e8fe8"/>
    </style:style>
    <style:style style:name="P26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style:font-size-asian="14pt" style:font-weight-asian="normal" style:font-size-complex="14pt" style:font-weight-complex="normal"/>
    </style:style>
    <style:style style:name="T1" style:family="text">
      <style:text-properties officeooo:rsid="0023f099"/>
    </style:style>
    <style:style style:name="T2" style:family="text">
      <style:text-properties fo:font-variant="normal" fo:text-transform="none" fo:color="#0f1115" loext:opacity="100%" fo:letter-spacing="normal" fo:font-style="normal" fo:font-weight="normal" style:font-size-asian="14pt" style:font-weight-asian="normal" style:font-weight-complex="normal"/>
    </style:style>
    <style:style style:name="T3" style:family="text"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8fe8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0f1115" loext:opacity="100%" style:font-name="quote-cjk-patch" fo:font-size="11.25pt" fo:letter-spacing="normal" fo:font-style="normal"/>
    </style:style>
    <style:style style:name="T5" style:family="text">
      <style:text-properties fo:font-variant="normal" fo:text-transform="none" fo:color="#0f1115" loext:opacity="100%" style:font-name="quote-cjk-patch" fo:font-size="11.2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en" fo:country="US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7. </text:span>ПРИМЕНЕНИЕ ТЕХНОЛОГИИ RUP В ПРОЦЕССЕ ВНЕДРЕНИЯ ИС </text:p>
      <text:h text:style-name="P9" text:outline-level="4"><text:tab/>1. Изучение понятия RUP</text:h>
      <text:p text:style-name="P2"><text:span text:style-name="Strong_20_Emphasis"><text:span text:style-name="T2"><text:tab/>RUP (Rational Unified Process)</text:span></text:span><text:span text:style-name="T2"> — это методология разработки и внедрения программного обеспечения, разработанная компанией Rational Software (ныне IBM). Это итеративный подход к управлению жизненным циклом ИС, который структурирует проект по фазам и дисциплинам.</text:span></text:p>
      <text:p text:style-name="P2"><text:span text:style-name="Strong_20_Emphasis"><text:span text:style-name="T2"><text:tab/>Назначение RUP:</text:span></text:span></text:p>
      <text:list xml:id="list2255860163" text:style-name="L1">
        <text:list-item>
          <text:p text:style-name="P16">Обеспечение контроля над процессом разработки.</text:p>
        </text:list-item>
        <text:list-item>
          <text:p text:style-name="P16">Управление требованиями и изменениями.</text:p>
        </text:list-item>
        <text:list-item>
          <text:p text:style-name="P16">Снижение рисков проекта за счёт раннего прототипирования.</text:p>
        </text:list-item>
        <text:list-item>
          <text:p text:style-name="P16">Чёткое распределение ролей и ответственности.</text:p>
        </text:list-item>
        <text:list-item>
          <text:p text:style-name="P16">Фокус на создании архитектурно значимых компонентов на ранних этапах.</text:p>
        </text:list-item>
      </text:list>
      <text:p text:style-name="P2"><text:span text:style-name="T2"><text:tab/>Ключевой принцип RUP — </text:span><text:span text:style-name="Strong_20_Emphasis"><text:span text:style-name="T2">итеративность</text:span></text:span><text:span text:style-name="T2">: проект движется по фазам, каждая из которых может содержать несколько итераций (циклов разработки), что позволяет постепенно уточнять требования и снижать риски.</text:span></text:p>
      <text:h text:style-name="P8" text:outline-level="4"><text:tab/>2. Фазы RUP (Инициация, Проработка, Конструирование, Внедрение)</text:h>
      <text:list xml:id="list3483268778" text:style-name="L2">
        <text:list-item>
          <text:p text:style-name="P25"><text:span text:style-name="Strong_20_Emphasis"><text:span text:style-name="T3">Инициация (Inception):</text:span></text:span><text:span text:style-name="T3"> Определение объёма проекта и его экономической целесообразности.</text:span></text:p>
        </text:list-item>
        <text:list-item>
          <text:p text:style-name="P25"><text:span text:style-name="Strong_20_Emphasis"><text:span text:style-name="T3">Проработка (Elaboration):</text:span></text:span><text:span text:style-name="T3"> Анализ предметной области, проектирование архитектуры системы, устранение основных рисков.</text:span></text:p>
        </text:list-item>
        <text:list-item>
          <text:p text:style-name="P25"><text:span text:style-name="Strong_20_Emphasis"><text:span text:style-name="T3">Конструирование (Construction):</text:span></text:span><text:span text:style-name="T3"> Основная разработка и тестирование функционала.</text:span></text:p>
        </text:list-item>
        <text:list-item>
          <text:p text:style-name="P25"><text:span text:style-name="Strong_20_Emphasis"><text:span text:style-name="T3">Внедрение (Transition):</text:span></text:span><text:span text:style-name="T3"> Передача системы заказчику, опытная эксплуатация, обучение пользователей.</text:span></text:p>
        </text:list-item>
      </text:list>
      <text:p text:style-name="P17"><text:soft-page-break/><text:tab/>3. <text:span text:style-name="T7">Цели и результаты </text:span>RUP</text:p>
      <text:p text:style-name="P20">Таблица <text:span text:style-name="T1">6</text:span> — Фазы <text:span text:style-name="T8">RUP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123325504">
          <table:table-cell table:style-name="Таблица1.A1" office:value-type="string">
            <text:p text:style-name="P11">Фаза RUP </text:p>
          </table:table-cell>
          <table:table-cell table:style-name="Таблица1.A1" office:value-type="string">
            <text:p text:style-name="P11">Цель </text:p>
          </table:table-cell>
          <table:table-cell table:style-name="Таблица1.A1" office:value-type="string">
            <text:p text:style-name="P11">Основные работы </text:p>
          </table:table-cell>
          <table:table-cell table:style-name="Таблица1.D1" office:value-type="string">
            <text:p text:style-name="P11">Результаты (Артефакты) </text:p>
          </table:table-cell>
        </table:table-row>
        <table:table-row table:style-name="TableLine123326080">
          <table:table-cell table:style-name="Таблица1.A2" office:value-type="string">
            <text:p text:style-name="P12"><text:span text:style-name="Strong_20_Emphasis"><text:span text:style-name="T13">Инициация</text:span></text:span><text:span text:style-name="T13"> </text:span></text:p>
          </table:table-cell>
          <table:table-cell table:style-name="Таблица1.A2" office:value-type="string">
            <text:p text:style-name="P11">Определить границы проекта, понять, что нужно делать и стоит ли это делать. </text:p>
          </table:table-cell>
          <table:table-cell table:style-name="Таблица1.A2" office:value-type="string">
            <text:p text:style-name="P11">Формирование команды, сбор первичных требований, оценка стоимости и сроков, анализ рисков. </text:p>
          </table:table-cell>
          <table:table-cell table:style-name="Таблица1.D2" office:value-type="string">
            <text:p text:style-name="P11">Устав проекта, план вех, глоссарий, модель вариантов использования (Use Case), прототип интерфейса. </text:p>
          </table:table-cell>
        </table:table-row>
        <table:table-row table:style-name="TableLine123326368">
          <table:table-cell table:style-name="Таблица1.A2" office:value-type="string">
            <text:p text:style-name="P12"><text:span text:style-name="Strong_20_Emphasis"><text:span text:style-name="T13">Проработка</text:span></text:span><text:span text:style-name="T13"> </text:span></text:p>
          </table:table-cell>
          <table:table-cell table:style-name="Таблица1.A2" office:value-type="string">
            <text:p text:style-name="P11">Спроектировать устойчивую архитектуру, устранить ключевые риски. </text:p>
          </table:table-cell>
          <table:table-cell table:style-name="Таблица1.A2" office:value-type="string">
            <text:p text:style-name="P11">Детальный анализ требований, проектирование БД, выбор технологий, создание исполняемого архитектурного прототипа. </text:p>
          </table:table-cell>
          <table:table-cell table:style-name="Таблица1.D2" office:value-type="string">
            <text:p text:style-name="P11">Модель данных, спецификация требований (SRS), описание архитектуры, план конструирования, прототип системы. </text:p>
          </table:table-cell>
        </table:table-row>
        <table:table-row table:style-name="TableLine123326512">
          <table:table-cell table:style-name="Таблица1.A2" office:value-type="string">
            <text:p text:style-name="P12"><text:span text:style-name="Strong_20_Emphasis"><text:span text:style-name="T13">Конструирование</text:span></text:span><text:span text:style-name="T13"> </text:span></text:p>
          </table:table-cell>
          <table:table-cell table:style-name="Таблица1.A2" office:value-type="string">
            <text:p text:style-name="P11">Разработать работоспособный продукт. </text:p>
          </table:table-cell>
          <table:table-cell table:style-name="Таблица1.A2" office:value-type="string">
            <text:p text:style-name="P11">Программирование, модульное тестирование, интеграция, наполнение базы тестовыми данными. </text:p>
          </table:table-cell>
          <table:table-cell table:style-name="Таблица1.D2" office:value-type="string">
            <text:p text:style-name="P11">Готовый программный код, исполняемая версия продукта (бета), тестовая документация. </text:p>
          </table:table-cell>
        </table:table-row>
        <table:table-row table:style-name="TableLine123326656">
          <table:table-cell table:style-name="Таблица1.A2" office:value-type="string">
            <text:p text:style-name="P12"><text:span text:style-name="Strong_20_Emphasis"><text:span text:style-name="T13">Внедрение</text:span></text:span><text:span text:style-name="T13"> </text:span></text:p>
          </table:table-cell>
          <table:table-cell table:style-name="Таблица1.A2" office:value-type="string">
            <text:p text:style-name="P11">Передать продукт в эксплуатацию и обеспечить его принятие пользователями. </text:p>
          </table:table-cell>
          <table:table-cell table:style-name="Таблица1.A2" office:value-type="string">
            <text:p text:style-name="P11">Бета-тестирование, обучение пользователей, установка на продуктивные серверы, миграция данных. </text:p>
          </table:table-cell>
          <table:table-cell table:style-name="Таблица1.D2" office:value-type="string">
            <text:p text:style-name="P11">Рабочая версия системы, акты приёма-передачи, руководство пользователя, отчёт о результатах внедрения. </text:p>
          </table:table-cell>
        </table:table-row>
      </table:table>
      <text:h text:style-name="P10" text:outline-level="4"><text:tab/>4. Соотнесение RUP с проектом ИС (Складской учёт)</text:h>
      <text:p text:style-name="P3"><text:span text:style-name="T6">Выбранная ИС: </text:span><text:span text:style-name="Strong_20_Emphasis"><text:span text:style-name="T6">Система автоматизации складского учёта (WMS/1C:Управление складом).</text:span></text:span></text:p>
      <text:h text:style-name="P8" text:outline-level="4"><text:soft-page-break/>7. Декомпозиция проекта по фазам RUP (конкретные действия) и 8. Определение ролей</text:h>
      <text:p text:style-name="P6"><text:span text:style-name="Strong_20_Emphasis"><text:span text:style-name="T3">Фаза 1: Инициация</text:span></text:span></text:p>
      <text:p text:style-name="P6"><text:span text:style-name="Strong_20_Emphasis"><text:span text:style-name="T3">Действия:</text:span></text:span></text:p>
      <text:list xml:id="list3898896087" text:style-name="L3">
        <text:list-item>
          <text:p text:style-name="P18">Проведение встречи с заказчиком (руководителем склада).</text:p>
        </text:list-item>
        <text:list-item>
          <text:p text:style-name="P18">Определение верхнеуровневых целей: автоматизация прихода, расхода, инвентаризации.</text:p>
        </text:list-item>
        <text:list-item>
          <text:p text:style-name="P18">Назначение руководителя проекта и ключевого пользователя.</text:p>
        </text:list-item>
        <text:list-item>
          <text:p text:style-name="P18">Формирование Устава проекта.</text:p>
        </text:list-item>
        <text:list-item>
          <text:p text:style-name="P23"><text:span text:style-name="Strong_20_Emphasis"><text:span text:style-name="T6">Задействованные роли:</text:span></text:span><text:span text:style-name="T6"> Руководитель проекта (РП), Системный аналитик (СА), Ключевой пользователь (КП).</text:span></text:p>
        </text:list-item>
        <text:list-item>
          <text:p text:style-name="P23"><text:span text:style-name="Strong_20_Emphasis"><text:span text:style-name="T6">Артефакты:</text:span></text:span><text:span text:style-name="T6"> Устав проекта, первичный глоссарий (Товар, Ячейка, Партия).</text:span></text:p>
        </text:list-item>
      </text:list>
      <text:p text:style-name="P4"><text:span text:style-name="Strong_20_Emphasis"><text:span text:style-name="T6">Фаза 2: Проработка</text:span></text:span></text:p>
      <text:p text:style-name="P4"><text:span text:style-name="Strong_20_Emphasis"><text:span text:style-name="T6">Действия:</text:span></text:span></text:p>
      <text:list xml:id="list1993638387" text:style-name="L4">
        <text:list-item>
          <text:list>
            <text:list-item>
              <text:list>
                <text:list-item>
                  <text:p text:style-name="P13">Детальное интервьюирование заведующего складом и кладовщиков.</text:p>
                </text:list-item>
                <text:list-item>
                  <text:p text:style-name="P13">Моделирование процессов: "Как есть" (As-Is) и "Как должно быть" (To-Be).</text:p>
                </text:list-item>
                <text:list-item>
                  <text:p text:style-name="P13">Проектирование структуры справочников (Номенклатура, Склады) и документов (Приходная накладная).</text:p>
                </text:list-item>
                <text:list-item>
                  <text:p text:style-name="P13">Создание прототипа интерфейса рабочего места кладовщика и его согласование.</text:p>
                </text:list-item>
                <text:list-item>
                  <text:p text:style-name="P13"><text:soft-page-break/>Определение архитектуры: будет ли использоваться терминал сбора данных (ТСД), как будет происходить обмен с бухгалтерией.</text:p>
                </text:list-item>
                <text:list-item>
                  <text:p text:style-name="P21"><text:span text:style-name="Strong_20_Emphasis"><text:span text:style-name="T6">Задействованные роли:</text:span></text:span><text:span text:style-name="T6"> СА, КП, Архитектор (или ведущий разработчик).</text:span></text:p>
                </text:list-item>
                <text:list-item>
                  <text:p text:style-name="P21"><text:span text:style-name="Strong_20_Emphasis"><text:span text:style-name="T6">Артефакты:</text:span></text:span><text:span text:style-name="T6"> Техническое задание (ТЗ), макеты экранных форм, описание архитектуры.</text:span></text:p>
                </text:list-item>
              </text:list>
            </text:list-item>
          </text:list>
        </text:list-item>
      </text:list>
      <text:p text:style-name="P4"><text:span text:style-name="Strong_20_Emphasis"><text:span text:style-name="T6">Фаза 3: Конструирование</text:span></text:span></text:p>
      <text:p text:style-name="P4"><text:span text:style-name="Strong_20_Emphasis"><text:span text:style-name="T6">Действия:</text:span></text:span></text:p>
      <text:list xml:id="list3508406195" text:style-name="L5">
        <text:list-item>
          <text:p text:style-name="P19">Настройка типовой конфигурации 1С под требования ТЗ.</text:p>
        </text:list-item>
        <text:list-item>
          <text:p text:style-name="P19">Разработка недостающих отчётов (например, "Остатки на складе").</text:p>
        </text:list-item>
        <text:list-item>
          <text:p text:style-name="P19">Программирование интеграции с бухгалтерской системой.</text:p>
        </text:list-item>
        <text:list-item>
          <text:p text:style-name="P19">Наполнение системы тестовыми данными и проведение тестирования разработчиком.</text:p>
        </text:list-item>
        <text:list-item>
          <text:p text:style-name="P19">Передача первой версии на тестирование ключевому пользователю.</text:p>
        </text:list-item>
        <text:list-item>
          <text:p text:style-name="P24"><text:span text:style-name="Strong_20_Emphasis"><text:span text:style-name="T6">Задействованные роли:</text:span></text:span><text:span text:style-name="T6"> Разработчик, Администратор (разворачивает тестовую среду), СА (консультирует), КП (участвует в приёмочном тестировании).</text:span></text:p>
        </text:list-item>
        <text:list-item>
          <text:p text:style-name="P24"><text:span text:style-name="Strong_20_Emphasis"><text:span text:style-name="T6">Артефакты:</text:span></text:span><text:span text:style-name="T6"> Программный код, инструкции по установке, протоколы тестирования.</text:span></text:p>
        </text:list-item>
      </text:list>
      <text:p text:style-name="P5"><text:span text:style-name="Strong_20_Emphasis"><text:span text:style-name="T6">Фаза 4: Внедрение</text:span></text:span></text:p>
      <text:p text:style-name="P5"><text:span text:style-name="Strong_20_Emphasis"><text:span text:style-name="T6">Действия:</text:span></text:span></text:p>
      <text:list xml:id="list1836165653" text:style-name="L6">
        <text:list-item>
          <text:list>
            <text:list-item>
              <text:list>
                <text:list-item>
                  <text:p text:style-name="P14">Установка системы на продуктивный сервер.</text:p>
                </text:list-item>
                <text:list-item>
                  <text:p text:style-name="P14">Перенос остатков товаров из Excel/старой программы в новую систему.</text:p>
                </text:list-item>
                <text:list-item>
                  <text:p text:style-name="P15"><text:soft-page-break/>Обучение кладовщиков работе с новой системой (проведение тренингов).</text:p>
                </text:list-item>
                <text:list-item>
                  <text:p text:style-name="P15">Подготовка и выдача Руководства пользователя.</text:p>
                </text:list-item>
                <text:list-item>
                  <text:p text:style-name="P15">Опытная эксплуатация (1-2 недели) под контролем аналитика.</text:p>
                </text:list-item>
                <text:list-item>
                  <text:p text:style-name="P15">Подписание Акта ввода в промышленную эксплуатацию.</text:p>
                </text:list-item>
                <text:list-item>
                  <text:p text:style-name="P22"><text:span text:style-name="Strong_20_Emphasis"><text:span text:style-name="T6">Задействованные роли:</text:span></text:span><text:span text:style-name="T6"> Администратор, СА, КП, Руководитель проекта, конечные пользователи.</text:span></text:p>
                </text:list-item>
                <text:list-item>
                  <text:p text:style-name="P22"><text:span text:style-name="Strong_20_Emphasis"><text:span text:style-name="T6">Артефакты:</text:span></text:span><text:span text:style-name="T6"> Акты приёма-передачи, заполненные справочники, Руководство пользователя, Журнал обучения.</text:span></text:p>
                </text:list-item>
              </text:list>
            </text:list-item>
          </text:list>
        </text:list-item>
      </text:list>
      <text:p text:style-name="P17"/>
      <text:p text:style-name="P26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/>
    <style:font-face style:name="quote-cjk-patch" svg:font-family="quote-cjk-patch, Inter, system-ui, apple-system, BlinkMacSystemFont, 'Segoe UI', Roboto, Oxygen, Ubuntu, Cantarell, 'Open Sans'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17T17:25:05.882896600</meta:creation-date>
    <dc:date>2026-03-31T15:21:55.673000000</dc:date>
    <meta:editing-duration>PT6M12S</meta:editing-duration>
    <meta:editing-cycles>4</meta:editing-cycles>
    <meta:generator>LibreOffice/7.0.4.2$Windows_x86 LibreOffice_project/dcf040e67528d9187c66b2379df5ea4407429775</meta:generator>
    <meta:document-statistic meta:table-count="1" meta:image-count="0" meta:object-count="0" meta:page-count="5" meta:paragraph-count="76" meta:word-count="578" meta:character-count="4806" meta:non-whitespace-character-count="4310"/>
  </office:meta>
</office:document-meta>
</file>